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rips-and-users/" text:style-name="Internet_20_link" text:visited-style-name="Visited_20_Internet_20_Link"><text:span text:style-name="T1">262. Trips and Users</text:span></text:a></text:p>
      <text:section text:style-name="Sect1" text:name="headlessui-popover-button-:r9:">
        <text:p text:style-name="Standard"/>
      </text:section>
      <text:p text:style-name="P4">Hard</text:p>
      <text:p text:style-name="P4">1.1K</text:p>
      <text:p text:style-name="P4">635</text:p>
      <text:section text:style-name="Sect1" text:name="headlessui-popover-button-:rd:">
        <text:p text:style-name="Standard"/>
      </text:section>
      <text:section text:style-name="Sect1" text:name="headlessui-popover-button-:rf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Trips</text:span></text:span></text:p>
      <text:p text:style-name="P2">+-------------+----------+</text:p>
      <text:p text:style-name="P2">| Column Name | Type <text:s text:c="4"/>|</text:p>
      <text:p text:style-name="P2">+-------------+----------+</text:p>
      <text:p text:style-name="P2">| id <text:s text:c="9"/>| int <text:s text:c="5"/>|</text:p>
      <text:p text:style-name="P2">| client_id <text:s text:c="2"/>| int <text:s text:c="5"/>|</text:p>
      <text:p text:style-name="P2">| driver_id <text:s text:c="2"/>| int <text:s text:c="5"/>|</text:p>
      <text:p text:style-name="P2">| city_id <text:s text:c="4"/>| int <text:s text:c="5"/>|</text:p>
      <text:p text:style-name="P2">| status <text:s text:c="5"/>| enum <text:s text:c="4"/>|</text:p>
      <text:p text:style-name="P2">| request_at <text:s/>| date <text:s text:c="4"/>| <text:s text:c="4"/></text:p>
      <text:p text:style-name="P2">+-------------+----------+</text:p>
      <text:p text:style-name="P2">id is the primary key (column with unique values) for this table.</text:p>
      <text:p text:style-name="P2">The table holds all taxi trips. Each trip has a unique id, while client_id and driver_id are foreign keys to the users_id at the Users table.</text:p>
      <text:p text:style-name="P1">Status is an ENUM (category) type of ('completed', 'cancelled_by_driver', 'cancelled_by_client').</text:p>
      <text:p text:style-name="P6"> </text:p>
      <text:p text:style-name="P7"><text:span text:style-name="T1">Table: </text:span><text:span text:style-name="Source_20_Text"><text:span text:style-name="T2">Users</text:span></text:span></text:p>
      <text:p text:style-name="P2">+-------------+----------+</text:p>
      <text:p text:style-name="P2">| Column Name | Type <text:s text:c="4"/>|</text:p>
      <text:p text:style-name="P2">+-------------+----------+</text:p>
      <text:p text:style-name="P2">| users_id <text:s text:c="3"/>| int <text:s text:c="5"/>|</text:p>
      <text:p text:style-name="P2">| banned <text:s text:c="5"/>| enum <text:s text:c="4"/>|</text:p>
      <text:p text:style-name="P2">| role <text:s text:c="7"/>| enum <text:s text:c="4"/>|</text:p>
      <text:p text:style-name="P2">+-------------+----------+</text:p>
      <text:p text:style-name="P2">users_id is the primary key (column with unique values) for this table.</text:p>
      <text:p text:style-name="P2">The table holds all users. Each user has a unique users_id, and role is an ENUM type of ('client', 'driver', 'partner').</text:p>
      <text:p text:style-name="P1">banned is an ENUM (category) type of ('Yes', 'No').</text:p>
      <text:p text:style-name="P6"> </text:p>
      <text:p text:style-name="P7"><text:span text:style-name="T1">The </text:span><text:span text:style-name="Strong_20_Emphasis"><text:span text:style-name="T1">cancellation rate</text:span></text:span><text:span text:style-name="T1"> is computed by dividing the number of canceled (by client or driver) requests with unbanned users by the total number of requests with unbanned users on that day.</text:span></text:p>
      <text:p text:style-name="P7"><text:span text:style-name="T1">Write a solution to find the </text:span><text:span text:style-name="Strong_20_Emphasis"><text:span text:style-name="T1">cancellation rate</text:span></text:span><text:span text:style-name="T1"> of requests with unbanned users (</text:span><text:span text:style-name="Strong_20_Emphasis"><text:span text:style-name="T1">both client and driver must not be banned</text:span></text:span><text:span text:style-name="T1">) each day between </text:span><text:span text:style-name="Source_20_Text"><text:span text:style-name="T2">"2013-10-01"</text:span></text:span><text:span text:style-name="T1"> and </text:span><text:span text:style-name="Source_20_Text"><text:span text:style-name="T2">"2013-10-03"</text:span></text:span><text:span text:style-name="T1">. </text:span><text:soft-page-break/><text:span text:style-name="T1">Round </text:span><text:span text:style-name="Source_20_Text"><text:span text:style-name="T2">Cancellation Rate</text:span></text:span><text:span text:style-name="T1"> to </text:span><text:span text:style-name="Strong_20_Emphasis"><text:span text:style-name="T1">two decimal</text:span></text:span><text:span text:style-name="T1"> points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Trips table:</text:p>
      <text:p text:style-name="P2">+----+-----------+-----------+---------+---------------------+------------+</text:p>
      <text:p text:style-name="P2">| id | client_id | driver_id | city_id | status <text:s text:c="13"/>| request_at |</text:p>
      <text:p text:style-name="P2">+----+-----------+-----------+---------+---------------------+------------+</text:p>
      <text:p text:style-name="P2">| 1 <text:s/>| 1 <text:s text:c="8"/>| 10 <text:s text:c="7"/>| 1 <text:s text:c="6"/>| completed <text:s text:c="10"/>| 2013-10-01 |</text:p>
      <text:p text:style-name="P2">| 2 <text:s/>| 2 <text:s text:c="8"/>| 11 <text:s text:c="7"/>| 1 <text:s text:c="6"/>| cancelled_by_driver | 2013-10-01 |</text:p>
      <text:p text:style-name="P2">| 3 <text:s/>| 3 <text:s text:c="8"/>| 12 <text:s text:c="7"/>| 6 <text:s text:c="6"/>| completed <text:s text:c="10"/>| 2013-10-01 |</text:p>
      <text:p text:style-name="P2">| 4 <text:s/>| 4 <text:s text:c="8"/>| 13 <text:s text:c="7"/>| 6 <text:s text:c="6"/>| cancelled_by_client | 2013-10-01 |</text:p>
      <text:p text:style-name="P2">| 5 <text:s/>| 1 <text:s text:c="8"/>| 10 <text:s text:c="7"/>| 1 <text:s text:c="6"/>| completed <text:s text:c="10"/>| 2013-10-02 |</text:p>
      <text:p text:style-name="P2">| 6 <text:s/>| 2 <text:s text:c="8"/>| 11 <text:s text:c="7"/>| 6 <text:s text:c="6"/>| completed <text:s text:c="10"/>| 2013-10-02 |</text:p>
      <text:p text:style-name="P2">| 7 <text:s/>| 3 <text:s text:c="8"/>| 12 <text:s text:c="7"/>| 6 <text:s text:c="6"/>| completed <text:s text:c="10"/>| 2013-10-02 |</text:p>
      <text:p text:style-name="P2">| 8 <text:s/>| 2 <text:s text:c="8"/>| 12 <text:s text:c="7"/>| 12 <text:s text:c="5"/>| completed <text:s text:c="10"/>| 2013-10-03 |</text:p>
      <text:p text:style-name="P2">| 9 <text:s/>| 3 <text:s text:c="8"/>| 10 <text:s text:c="7"/>| 12 <text:s text:c="5"/>| completed <text:s text:c="10"/>| 2013-10-03 |</text:p>
      <text:p text:style-name="P2">| 10 | 4 <text:s text:c="8"/>| 13 <text:s text:c="7"/>| 12 <text:s text:c="5"/>| cancelled_by_driver | 2013-10-03 |</text:p>
      <text:p text:style-name="P2">+----+-----------+-----------+---------+---------------------+------------+</text:p>
      <text:p text:style-name="P2">Users table:</text:p>
      <text:p text:style-name="P2">+----------+--------+--------+</text:p>
      <text:p text:style-name="P2">| users_id | banned | role <text:s text:c="2"/>|</text:p>
      <text:p text:style-name="P2">+----------+--------+--------+</text:p>
      <text:p text:style-name="P2">| 1 <text:s text:c="7"/>| No <text:s text:c="4"/>| client |</text:p>
      <text:p text:style-name="P2">| 2 <text:s text:c="7"/>| Yes <text:s text:c="3"/>| client |</text:p>
      <text:p text:style-name="P2">| 3 <text:s text:c="7"/>| No <text:s text:c="4"/>| client |</text:p>
      <text:p text:style-name="P2">| 4 <text:s text:c="7"/>| No <text:s text:c="4"/>| client |</text:p>
      <text:p text:style-name="P2">| 10 <text:s text:c="6"/>| No <text:s text:c="4"/>| driver |</text:p>
      <text:p text:style-name="P2">| 11 <text:s text:c="6"/>| No <text:s text:c="4"/>| driver |</text:p>
      <text:p text:style-name="P2">| 12 <text:s text:c="6"/>| No <text:s text:c="4"/>| driver |</text:p>
      <text:p text:style-name="P2">| 13 <text:s text:c="6"/>| No <text:s text:c="4"/>| driver |</text:p>
      <text:p text:style-name="P2">+----------+--------+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-------+</text:p>
      <text:p text:style-name="P2">| Day <text:s text:c="7"/>| Cancellation Rate |</text:p>
      <text:p text:style-name="P2">+------------+-------------------+</text:p>
      <text:p text:style-name="P2">| 2013-10-01 | 0.33 <text:s text:c="13"/>|</text:p>
      <text:p text:style-name="P2">| 2013-10-02 | 0.00 <text:s text:c="13"/>|</text:p>
      <text:p text:style-name="P2">| 2013-10-03 | 0.50 <text:s text:c="13"/>|</text:p>
      <text:p text:style-name="P2">+------------+-------------------+</text:p>
      <text:p text:style-name="P3"><text:span text:style-name="Strong_20_Emphasis"><text:span text:style-name="T1">Explanation:</text:span></text:span><text:span text:style-name="T1"> </text:span></text:p>
      <text:p text:style-name="P2">On 2013-10-01:</text:p>
      <text:p text:style-name="P2"><text:s text:c="2"/>- There were 4 requests in total, 2 of which were canceled.</text:p>
      <text:p text:style-name="P2"><text:s text:c="2"/>- However, the request with Id=2 was made by a banned client (User_Id=2), so it is ignored in the calculation.</text:p>
      <text:p text:style-name="P2"><text:s text:c="2"/>- Hence there are 3 unbanned requests in total, 1 of which was canceled.</text:p>
      <text:p text:style-name="P2"><text:s text:c="2"/>- The Cancellation Rate is (1 / 3) = 0.33</text:p>
      <text:p text:style-name="P2">On 2013-10-02:</text:p>
      <text:p text:style-name="P2"><text:s text:c="2"/>- There were 3 requests in total, 0 of which were canceled.</text:p>
      <text:p text:style-name="P2"><text:s text:c="2"/>- The request with Id=6 was made by a banned client, so it is ignored.</text:p>
      <text:p text:style-name="P2"><text:s text:c="2"/>- Hence there are 2 unbanned requests in total, 0 of which were canceled.</text:p>
      <text:p text:style-name="P2"><text:s text:c="2"/>- The Cancellation Rate is (0 / 2) = 0.00</text:p>
      <text:p text:style-name="P2">On 2013-10-03:</text:p>
      <text:p text:style-name="P2"><text:soft-page-break/><text:s text:c="2"/>- There were 3 requests in total, 1 of which was canceled.</text:p>
      <text:p text:style-name="P2"><text:s text:c="2"/>- The request with Id=8 was made by a banned client, so it is ignored.</text:p>
      <text:p text:style-name="P2"><text:s text:c="2"/>- Hence there are 2 unbanned request in total, 1 of which were canceled.</text:p>
      <text:p text:style-name="P1"><text:s text:c="2"/>- The Cancellation Rate is (1 / 2) = 0.50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8T22:10:08.428000000</dc:date>
    <meta:editing-duration>PT12S</meta:editing-duration>
    <meta:editing-cycles>1</meta:editing-cycles>
    <meta:document-statistic meta:table-count="0" meta:image-count="0" meta:object-count="0" meta:page-count="3" meta:paragraph-count="93" meta:word-count="703" meta:character-count="4108" meta:non-whitespace-character-count="2988"/>
    <meta:generator>LibreOffice/7.2.2.2$Windows_X86_64 LibreOffice_project/02b2acce88a210515b4a5bb2e46cbfb63fe97d56</meta:generator>
  </office:meta>
</office:document-meta>
</file>